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74d5d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.0598in" style:contextual-spacing="false"/>
      <style:text-properties style:font-name="Liberation Mono"/>
    </style:style>
    <style:style style:name="P10" style:family="paragraph" style:parent-style-name="Text_20_body">
      <style:paragraph-properties fo:margin-top="0in" fo:margin-bottom="0.0201in" style:contextual-spacing="false"/>
      <style:text-properties style:font-name="Liberation Mono"/>
    </style:style>
    <style:style style:name="P11" style:family="paragraph" style:parent-style-name="Text_20_body">
      <style:paragraph-properties fo:margin-top="0in" fo:margin-bottom="0.0201in" style:contextual-spacing="false"/>
      <style:text-properties style:font-name="Liberation Mono" fo:font-weight="bold" style:font-weight-asian="bold" style:font-weight-complex="bol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567. Permutation in String</text:h>
      <text:p text:style-name="P4">Given two strings <text:span text:style-name="Source_20_Text"><text:span text:style-name="T1">s1</text:span></text:span> and <text:span text:style-name="Source_20_Text"><text:span text:style-name="T1">s2</text:span></text:span>, return <text:span text:style-name="Source_20_Text"><text:span text:style-name="T1">true</text:span></text:span> if <text:span text:style-name="Source_20_Text"><text:span text:style-name="T1">s2</text:span></text:span> contains a <text:span text:style-name="T2">permutation </text:span>of <text:span text:style-name="Source_20_Text"><text:span text:style-name="T1">s1</text:span></text:span>, or <text:span text:style-name="Source_20_Text"><text:span text:style-name="T1">false</text:span></text:span> otherwise.</text:p>
      <text:p text:style-name="P5">In other words, return <text:span text:style-name="Source_20_Text"><text:span text:style-name="T1">true</text:span></text:span> if one of <text:span text:style-name="Source_20_Text"><text:span text:style-name="T1">s1</text:span></text:span>'s permutations is the substring of <text:span text:style-name="Source_20_Text"><text:span text:style-name="T1">s2</text:span></text:span>.</text:p>
      <text:p text:style-name="P5"> <text:span text:style-name="Strong_20_Emphasis"><text:span text:style-name="T2">Example 1:</text:span></text:span></text:p>
      <text:p text:style-name="P3"><text:span text:style-name="Strong_20_Emphasis"><text:span text:style-name="T2">Input:</text:span></text:span> s1 = "ab", s2 = "eidbaooo"</text:p>
      <text:p text:style-name="P3"><text:span text:style-name="Strong_20_Emphasis"><text:span text:style-name="T2">Output:</text:span></text:span> true</text:p>
      <text:p text:style-name="P2"><text:span text:style-name="Strong_20_Emphasis"><text:span text:style-name="T2">Explanation:</text:span></text:span> s2 contains one permutation of s1 ("ba").</text:p>
      <text:p text:style-name="P5"><text:span text:style-name="Strong_20_Emphasis"><text:span text:style-name="T2">Example 2:</text:span></text:span></text:p>
      <text:p text:style-name="P3"><text:span text:style-name="Strong_20_Emphasis"><text:span text:style-name="T2">Input:</text:span></text:span> s1 = "ab", s2 = "eidboaoo"</text:p>
      <text:p text:style-name="P2"><text:span text:style-name="Strong_20_Emphasis"><text:span text:style-name="T2">Output:</text:span></text:span> false</text:p>
      <text:p text:style-name="P5"> </text:p>
      <text:p text:style-name="P5"><text:span text:style-name="Strong_20_Emphasis"><text:span text:style-name="T2">Constraints:</text:span></text:span></text:p>
      <text:list text:style-name="L1">
        <text:list-item>
          <text:p text:style-name="P7"><text:span text:style-name="Source_20_Text"><text:span text:style-name="T1">1 &lt;= s1.length, s2.length &lt;= 10</text:span></text:span><text:span text:style-name="Source_20_Text"><text:span text:style-name="T3">4</text:span></text:span></text:p>
        </text:list-item>
        <text:list-item>
          <text:p text:style-name="P8"><text:span text:style-name="Source_20_Text"><text:span text:style-name="T1">s1</text:span></text:span> and <text:span text:style-name="Source_20_Text"><text:span text:style-name="T1">s2</text:span></text:span> consist of lowercase English letters.</text:p>
        </text:list-item>
      </text:list>
      <text:p text:style-name="Text_20_body"/>
      <text:h text:style-name="P1" text:outline-level="1">567. Permutation in String</text:h>
      <text:p text:style-name="P9">/*</text:p>
      <text:p text:style-name="P9"><text:s text:c="4"/><text:span text:style-name="T4">substring and count</text:span></text:p>
      <text:p text:style-name="P9"><text:s text:c="4"/>Time complexity: O(26+m+n(m+26+26))=O(nm)</text:p>
      <text:p text:style-name="P9"><text:s text:c="4"/>space complexity: O(26+n*(m+26))=O(nm)</text:p>
      <text:p text:style-name="P9">*/</text:p>
      <text:p text:style-name="P9"/>
      <text:p text:style-name="P9">class Solution {</text:p>
      <text:p text:style-name="P9"><text:s text:c="4"/>public:</text:p>
      <text:p text:style-name="P9"><text:s text:c="8"/>bool checkInclusion(std::string s1,std::string s2){</text:p>
      <text:p text:style-name="P9"><text:s text:c="12"/>int n=s2.size();</text:p>
      <text:p text:style-name="P9"><text:s text:c="12"/>int m=s1.size();</text:p>
      <text:p text:style-name="P9"/>
      <text:p text:style-name="P9"><text:s text:c="12"/>if(n&lt;m) return false;</text:p>
      <text:p text:style-name="P9"/>
      <text:p text:style-name="P9"><text:s text:c="12"/>std::vector&lt;int&gt; freq1(26,0);</text:p>
      <text:p text:style-name="P9"><text:s text:c="12"/>for(auto&amp; c: s1) freq1[c-'a']++;</text:p>
      <text:p text:style-name="P9"/>
      <text:p text:style-name="P9"><text:s text:c="12"/>for(int i=0;i&lt;=n-m;++i){</text:p>
      <text:p text:style-name="P9"><text:s text:c="16"/>std::string sub=s2.substr(i,m);</text:p>
      <text:p text:style-name="P9"><text:s text:c="16"/>std::vector&lt;int&gt; freq(26,0);</text:p>
      <text:p text:style-name="P9"><text:s text:c="16"/>for(auto&amp; c: sub) freq[c-'a']++;</text:p>
      <text:p text:style-name="P9"><text:s text:c="16"/>if(freq==freq1) return true;</text:p>
      <text:p text:style-name="P9"><text:s text:c="12"/>}</text:p>
      <text:p text:style-name="P9"><text:s text:c="12"/>return false;</text:p>
      <text:p text:style-name="P9"><text:s text:c="8"/>}</text:p>
      <text:p text:style-name="P9">};</text:p>
      <text:h text:style-name="P1" text:outline-level="1">567. Permutation in String</text:h>
      <text:p text:style-name="P10">/*</text:p>
      <text:p text:style-name="P10"><text:s text:c="4"/>Counting Sliding window </text:p>
      <text:p text:style-name="P10"><text:s text:c="4"/>Time complexity: O(26+m+26+m+m+26+n*(26+26))=O(n+m)</text:p>
      <text:p text:style-name="P10"><text:s text:c="4"/>space complexity: O(26+26+m)=O(m)</text:p>
      <text:p text:style-name="P10">*/</text:p>
      <text:p text:style-name="P10">class Solution {</text:p>
      <text:p text:style-name="P10"><text:s text:c="4"/>public:</text:p>
      <text:p text:style-name="P10"><text:s text:c="8"/>bool checkInclusion(std::string s1,std::string s2){</text:p>
      <text:p text:style-name="P10"><text:s text:c="12"/>int n=s2.size();</text:p>
      <text:p text:style-name="P10"><text:s text:c="12"/>int m=s1.size();</text:p>
      <text:p text:style-name="P10"/>
      <text:p text:style-name="P10"><text:s text:c="12"/>if(n&lt;m) return false;</text:p>
      <text:p text:style-name="P10"/>
      <text:p text:style-name="P10"><text:s text:c="12"/>std::vector&lt;int&gt; freq1(26,0);</text:p>
      <text:p text:style-name="P10"><text:s text:c="12"/>for(auto&amp; c: s1) freq1[c-'a']++;</text:p>
      <text:p text:style-name="P10"/>
      <text:p text:style-name="P10"><text:s text:c="12"/><text:span text:style-name="T6">// Create window</text:span></text:p>
      <text:p text:style-name="P11"><text:s text:c="12"/>std::vector&lt;int&gt; window(26,0);</text:p>
      <text:p text:style-name="P11"><text:s text:c="12"/>std::string sub=s2.substr(0,m);</text:p>
      <text:p text:style-name="P11"><text:s text:c="12"/>for(auto&amp; c: sub) window[c-'a']++;</text:p>
      <text:p text:style-name="P10"><text:s text:c="12"/></text:p>
      <text:p text:style-name="P10"><text:s text:c="12"/>if(window==freq1) return true;</text:p>
      <text:p text:style-name="P10"/>
      <text:p text:style-name="P10"><text:s text:c="11"/><text:span text:style-name="T6"><text:s/>// Slide the window</text:span></text:p>
      <text:p text:style-name="P11"><text:s text:c="12"/>for(int i=1;i&lt;=n-m;++i){</text:p>
      <text:p text:style-name="P11"><text:s text:c="16"/>for(int j=0;j&lt;26;++j){</text:p>
      <text:p text:style-name="P11"><text:s text:c="20"/>window[j]-=int((s2[i-1]-'a')==j);</text:p>
      <text:p text:style-name="P11"><text:s text:c="20"/>window[j]+=int((s2[i+m-1]-'a')==j);</text:p>
      <text:p text:style-name="P11"><text:s text:c="16"/>}</text:p>
      <text:p text:style-name="P11"><text:s text:c="16"/>if(window==freq1) return true;</text:p>
      <text:p text:style-name="P11"><text:s text:c="12"/>}</text:p>
      <text:p text:style-name="P10"><text:s text:c="12"/>return false;</text:p>
      <text:p text:style-name="P10"><text:s text:c="8"/>}</text:p>
      <text:p text:style-name="P10">};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09:21:58.599021548</meta:creation-date>
    <dc:date>2024-10-05T10:00:23.338940046</dc:date>
    <meta:editing-duration>PT38M28S</meta:editing-duration>
    <meta:editing-cycles>1</meta:editing-cycles>
    <meta:document-statistic meta:table-count="0" meta:image-count="0" meta:object-count="0" meta:page-count="3" meta:paragraph-count="69" meta:word-count="208" meta:character-count="2081" meta:non-whitespace-character-count="1446"/>
    <meta:generator>LibreOffice/24.2.5.2$Linux_X86_64 LibreOffice_project/420$Build-2</meta:generator>
  </office:meta>
</office:document-meta>
</file>